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2b4d"/>
    </style:style>
    <style:style style:name="P2" style:family="paragraph" style:parent-style-name="Standard">
      <style:text-properties officeooo:paragraph-rsid="000a506d"/>
    </style:style>
    <style:style style:name="P3" style:family="paragraph" style:parent-style-name="Standard">
      <style:text-properties officeooo:paragraph-rsid="00147193"/>
    </style:style>
    <style:style style:name="P4" style:family="paragraph" style:parent-style-name="Standard">
      <style:text-properties officeooo:paragraph-rsid="0014a58e"/>
    </style:style>
    <style:style style:name="T1" style:family="text">
      <style:text-properties officeooo:rsid="00072b4d"/>
    </style:style>
    <style:style style:name="T2" style:family="text">
      <style:text-properties officeooo:rsid="0008e6d5"/>
    </style:style>
    <style:style style:name="T3" style:family="text">
      <style:text-properties officeooo:rsid="00097ae2"/>
    </style:style>
    <style:style style:name="T4" style:family="text">
      <style:text-properties officeooo:rsid="000a506d"/>
    </style:style>
    <style:style style:name="T5" style:family="text">
      <style:text-properties officeooo:rsid="000be162"/>
    </style:style>
    <style:style style:name="T6" style:family="text">
      <style:text-properties officeooo:rsid="000ce81d"/>
    </style:style>
    <style:style style:name="T7" style:family="text">
      <style:text-properties officeooo:rsid="000e1a4a"/>
    </style:style>
    <style:style style:name="T8" style:family="text">
      <style:text-properties officeooo:rsid="000fa256"/>
    </style:style>
    <style:style style:name="T9" style:family="text">
      <style:text-properties officeooo:rsid="000fd001"/>
    </style:style>
    <style:style style:name="T10" style:family="text">
      <style:text-properties officeooo:rsid="0011cced"/>
    </style:style>
    <style:style style:name="T11" style:family="text">
      <style:text-properties officeooo:rsid="00129cfc"/>
    </style:style>
    <style:style style:name="T12" style:family="text">
      <style:text-properties officeooo:rsid="00138639"/>
    </style:style>
    <style:style style:name="T13" style:family="text">
      <style:text-properties officeooo:rsid="00142550"/>
    </style:style>
    <style:style style:name="T14" style:family="text">
      <style:text-properties officeooo:rsid="00147193"/>
    </style:style>
    <style:style style:name="T15" style:family="text">
      <style:text-properties officeooo:rsid="0014a58e"/>
    </style:style>
    <style:style style:name="T16" style:family="text">
      <style:text-properties officeooo:rsid="0015cd06"/>
    </style:style>
    <style:style style:name="T17" style:family="text">
      <style:text-properties fo:font-weight="bold" officeooo:rsid="00072b4d" style:font-weight-asian="bold" style:font-weight-complex="bold"/>
    </style:style>
    <style:style style:name="T18" style:family="text">
      <style:text-properties fo:font-weight="bold" officeooo:rsid="0008e6d5" style:font-weight-asian="bold" style:font-weight-complex="bold"/>
    </style:style>
    <style:style style:name="T19" style:family="text">
      <style:text-properties fo:font-weight="bold" officeooo:rsid="00097ae2" style:font-weight-asian="bold" style:font-weight-complex="bold"/>
    </style:style>
    <style:style style:name="T20" style:family="text">
      <style:text-properties fo:font-weight="bold" officeooo:rsid="000a506d" style:font-weight-asian="bold" style:font-weight-complex="bold"/>
    </style:style>
    <style:style style:name="T21" style:family="text">
      <style:text-properties fo:font-weight="bold" officeooo:rsid="000ce81d" style:font-weight-asian="bold" style:font-weight-complex="bold"/>
    </style:style>
    <style:style style:name="T22" style:family="text">
      <style:text-properties fo:font-weight="bold" officeooo:rsid="000fd001" style:font-weight-asian="bold" style:font-weight-complex="bold"/>
    </style:style>
    <style:style style:name="T23" style:family="text">
      <style:text-properties fo:font-weight="bold" officeooo:rsid="00138639" style:font-weight-asian="bold" style:font-weight-complex="bold"/>
    </style:style>
    <style:style style:name="T24" style:family="text">
      <style:text-properties fo:font-weight="bold" officeooo:rsid="00147193" style:font-weight-asian="bold" style:font-weight-complex="bold"/>
    </style:style>
    <style:style style:name="T25" style:family="text">
      <style:text-properties fo:font-weight="bold" officeooo:rsid="0014a58e" style:font-weight-asian="bold" style:font-weight-complex="bold"/>
    </style:style>
    <style:style style:name="T26" style:family="text">
      <style:text-properties fo:font-weight="bold" officeooo:rsid="0015cd06" style:font-weight-asian="bold" style:font-weight-complex="bold"/>
    </style:style>
    <style:style style:name="T27" style:family="text">
      <style:text-properties fo:font-weight="bold" officeooo:rsid="00170994" style:font-weight-asian="bold" style:font-weight-complex="bold"/>
    </style:style>
    <style:style style:name="T28" style:family="text">
      <style:text-properties officeooo:rsid="00170994"/>
    </style:style>
    <style:style style:name="T29" style:family="text">
      <style:text-properties fo:font-weight="normal" officeooo:rsid="00170994" style:font-weight-asian="normal" style:font-weight-complex="normal"/>
    </style:style>
    <style:style style:name="T30" style:family="text">
      <style:text-properties fo:font-weight="normal" officeooo:rsid="0018a92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rivée sur le site → </text:span><text:span text:style-name="T17">Ecran de connexion</text:span></text:p>
      <text:p text:style-name="P1"><text:span text:style-name="T1"/></text:p>
      <text:p text:style-name="P1"><text:span text:style-name="T1">Si login avec un compte utilisateur → </text:span><text:span text:style-name="T17">Accueil étudiant</text:span></text:p>
      <text:p text:style-name="P1"><text:span text:style-name="T1">Liens vers :</text:span></text:p>
      <text:p text:style-name="P2"><text:span text:style-name="T1"><text:tab/>- infos sur l'étudiant<text:line-break/><text:tab/>- visualisation des demandes de remboursement de frais effectuées<text:line-break/><text:tab/>- visualisation des demandes d'acompte effectuées<text:line-break/><text:tab/>- Enregistrement de frais<text:line-break/><text:tab/>- Demande d'acompte<text:line-break/><text:tab/>- </text:span><text:span text:style-name="T2">D</text:span><text:span text:style-name="T1">éconnexion (retour à la page de connexion)<text:line-break/><text:line-break/></text:span><text:span text:style-name="T18">Page infos</text:span><text:span text:style-name="T2"> : Affichage du contenu de la table étudiant (nom, n° tel,...)<text:line-break/>Liens vers :<text:line-break/><text:tab/>- modifier infos<text:line-break/><text:tab/>- Accueil<text:line-break/><text:line-break/></text:span><text:span text:style-name="T19">Page visualisation des frais</text:span><text:span text:style-name="T3"> : affichage des demandes de remboursement de frais effectuées et de leur statut<text:line-break/>Liens vers :<text:line-break/><text:tab/>- Enregistrement de frais<text:line-break/><text:tab/>- Accueil<text:line-break/><text:line-break/></text:span><text:span text:style-name="T20">Page </text:span><text:span text:style-name="T17">visualisation des acompte</text:span><text:span text:style-name="T20">s</text:span><text:span text:style-name="T4"> : affiche les acomptes déjà demandés<text:line-break/></text:span><text:span text:style-name="T5">Liens vers : </text:span></text:p>
      <text:p text:style-name="P3"><text:span text:style-name="T5"><text:tab/>- Demande d'acompte<text:line-break/><text:tab/>- Accueil<text:line-break/><text:line-break/></text:span><text:span text:style-name="T21">Page modification des infos</text:span><text:span text:style-name="T6"> : permet de modifier quelques données personnelles (numéro de téléphone ou adresse, par ex)<text:line-break/></text:span><text:span text:style-name="T8">Possibilité de : </text:span><text:span text:style-name="T7"><text:line-break/><text:tab/>- </text:span><text:span text:style-name="T8">Valider changements<text:line-break/><text:tab/>- Annuler changements<text:line-break/>(Les deux renvoient vers infos)<text:line-break/><text:line-break/></text:span><text:span text:style-name="T22">Page enregistrement de frais</text:span><text:span text:style-name="T9"> : </text:span><text:span text:style-name="T10">remplir tous les champs d'une demande de rem</text:span><text:span text:style-name="T11">b</text:span><text:span text:style-name="T10">oursement de frais.<text:line-break/></text:span><text:span text:style-name="T12">Possibilité de : <text:line-break/><text:tab/>- soumettre la demande (envoie vers la page de confirmation)<text:line-break/><text:tab/>- annuler (renvoie vers la page d'accueil)<text:line-break/><text:line-break/></text:span><text:span text:style-name="T23">Page demande d'acompte</text:span><text:span text:style-name="T12"> : renseigner le montant de l'acompte demandé et pour quelle étude<text:line-break/>Possibilité de :<text:line-break/><text:tab/>- soumettre la demande ( envoie vers la page de confirmation)<text:line-break/><text:tab/></text:span><text:span text:style-name="T13">- annuler (renvoie vers la page d'accueil<text:line-break/><text:line-break/></text:span><text:span text:style-name="T24">Page confirmation d'enregistrement de frais</text:span><text:span text:style-name="T14"> : affiche </text:span><text:span text:style-name="T15">le récapitulatif d</text:span><text:span text:style-name="T14">es infos précédemment rentrées dans la page d'enregistrement.</text:span></text:p>
      <text:p text:style-name="P4"><text:span text:style-name="T14">Possibilité de : <text:line-break/><text:tab/>- confirmer (envoie la demande, dirige vers la page envoi confirmé)<text:line-break/><text:tab/></text:span><text:span text:style-name="T15">- annuler (renvoie vers la page d'accueil)<text:line-break/><text:tab/>- modifier (renvoie vers la page d'enregistrement. Les données qui avaient été entrées sont <text:tab/>toujours présentes dans les champs et peuvent être modifiées)<text:line-break/></text:span></text:p>
      <text:p text:style-name="P4"><text:soft-page-break/><text:span text:style-name="T25">Page confirmation de demande d'acompte</text:span><text:span text:style-name="T15"> : </text:span><text:span text:style-name="T14">affiche </text:span><text:span text:style-name="T15">le récapitulatif d</text:span><text:span text:style-name="T14">es infos précédemment rentrées dans la page d'enregistrement.<text:line-break/></text:span><text:span text:style-name="T15">Possibilité de : <text:line-break/><text:tab/>- confirmer (effectue un test (montant &lt; 80 %, nb demandes &lt; 4), envoie soit vers la page <text:tab/>d'erreur, soit vers la page envoi confirmé)<text:line-break/><text:tab/>- annuler (renvoie vers la page d'accueil)<text:line-break/><text:tab/>- modifier (renvoie vers la page d'enregistrement. Les données qui avaient été entrées sont <text:tab/>toujours présentes dans les champs et peuvent être modifiées)<text:line-break/><text:line-break/></text:span><text:span text:style-name="T26">Page envoi confirmé</text:span><text:span text:style-name="T16"> : Affiche un message « votre demande a bien été transmise »<text:line-break/>Lien vers la page d'accueil<text:line-break/><text:line-break/><text:line-break/></text:span><text:span text:style-name="T28">Si login avec un compte administrateur : </text:span><text:span text:style-name="T27">accueil administration</text:span><text:span text:style-name="T29"><text:line-break/><text:line-break/></text:span><text:span text:style-name="T30">A compléter</text:span><text:span text:style-name="T7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5:29:07.30</meta:creation-date>
    <dc:date>2013-04-19T16:39:48.21</dc:date>
    <meta:editing-duration>PT1H7M8S</meta:editing-duration>
    <meta:editing-cycles>19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7" meta:word-count="388" meta:character-count="2479" meta:non-whitespace-character-count="2052"/>
  </office:meta>
</office:document-meta>
</file>